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0B0000000C735E6AAF6DAB409D4.jpg" manifest:media-type="image/jpe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Ubuntu Light" svg:font-family="'Ubuntu Light'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993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 style:font-name-complex="Times New Roman1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tyle="italic" style:font-name-asian="Calibri1" style:font-style-asian="italic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tyle="italic" fo:font-weight="bold" style:font-name-asian="Calibri1" style:font-style-asian="italic" style:font-weight-asian="bold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name-asian="Calibri1" style:font-size-asian="10pt" style:font-name-complex="Times New Roman1"/>
    </style:style>
    <style:style style:name="P11" style:family="paragraph" style:parent-style-name="Standard">
      <style:paragraph-properties fo:margin-top="0in" fo:margin-bottom="0in" loext:contextual-spacing="false" fo:line-height="100%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22pt" fo:font-style="italic" style:font-name-asian="Calibri1" style:font-size-asian="22pt" style:font-style-asian="italic" style:font-name-complex="Times New Roman1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22pt" fo:font-style="italic" style:font-name-asian="Calibri1" style:font-size-asian="22pt" style:font-style-asian="italic" style:font-name-complex="Times New Roman1" style:font-size-complex="22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22pt" fo:font-weight="bold" style:font-name-asian="Calibri1" style:font-size-asian="22pt" style:font-weight-asian="bold" style:font-name-complex="Times New Roman1" style:font-size-complex="22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/>
    </style:style>
    <style:style style:name="P18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 style:font-name-complex="Times New Roman1"/>
    </style:style>
    <style:style style:name="P19" style:family="paragraph" style:parent-style-name="Standard">
      <style:paragraph-properties fo:margin-left="0in" fo:margin-right="0.3925in" fo:margin-top="0in" fo:margin-bottom="0in" loext:contextual-spacing="false" fo:line-height="100%" fo:text-align="end" style:justify-single-word="false" fo:text-indent="0in" style:auto-text-indent="false"/>
      <style:text-properties style:font-name="Times New Roman" fo:font-size="16pt" style:font-name-asian="Calibri1" style:font-size-asian="16pt" style:font-name-complex="Times New Roman1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officeooo:rsid="000de8b8"/>
    </style:style>
    <style:style style:name="T6" style:family="text">
      <style:text-properties officeooo:rsid="000f83e8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Character_20_style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20_style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20_style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Character_20_style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Character_20_style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Character_20_style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Character_20_style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Character_20_style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Character_20_style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Character_20_style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2" text:anchor-type="char" svg:x="-0.0154in" svg:y="0.2291in" svg:width="0.802in" svg:height="0.9063in" draw:z-index="0"><draw:image xlink:href="Pictures/10000000000000B0000000C735E6AAF6DAB409D4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13">Министерство науки и высшего образования Российской Федерации</text:p>
            <text:p text:style-name="P13">Федеральное государственное бюджетное образовательное учреждение </text:p>
            <text:p text:style-name="P13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13">(национальный исследовательский университет)»</text:p>
            <text:p text:style-name="P13">(МГТУ им. Н.Э. Баумана)</text:p>
          </table:table-cell>
        </table:table-row>
      </table:table>
      <text:p text:style-name="P12"/>
      <text:p text:style-name="P2"/>
      <text:p text:style-name="P11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3"/>
      <text:p text:style-name="P11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4"/>
      <text:p text:style-name="P7"/>
      <text:p text:style-name="P8"/>
      <text:p text:style-name="P8"/>
      <text:p text:style-name="P8"/>
      <text:p text:style-name="P8"/>
      <text:p text:style-name="P9"/>
      <text:p text:style-name="P14">Лабораторная работа №</text:p>
      <text:p text:style-name="P5"/>
      <text:p text:style-name="P15">По предмету: «»</text:p>
      <text:p text:style-name="P6"/>
      <text:p text:style-name="P16">Тема: </text:p>
      <text:p text:style-name="P3"/>
      <text:p text:style-name="P3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19">Студент: Гасанзаде М.А.,</text:p>
      <text:p text:style-name="P19">Группа: ИУ7-<text:span text:style-name="T6">6</text:span>6Б</text:p>
      <text:p text:style-name="P5"/>
      <text:p text:style-name="P5"/>
      <text:p text:style-name="P5"/>
      <text:p text:style-name="P5"/>
      <text:p text:style-name="P5"/>
      <text:p text:style-name="P5"><text:bookmark text:name="_GoBack"/></text:p>
      <text:p text:style-name="P5"/>
      <text:p text:style-name="P5"/>
      <text:p text:style-name="P5"/>
      <text:p text:style-name="P5"/>
      <text:p text:style-name="P4"/>
      <text:p text:style-name="P4"/>
      <text:p text:style-name="P17">Москва, 20<text:span text:style-name="T5">20</text:span> г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Ubuntu Light" svg:font-family="'Ubuntu Light'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665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uhammadali Hasanzade</meta:initial-creator>
    <dc:creator>Mahammadali Hasanzade</dc:creator>
    <meta:editing-cycles>6</meta:editing-cycles>
    <meta:creation-date>2019-11-13T23:27:00</meta:creation-date>
    <dc:date>2020-03-05T21:24:22.357648493</dc:date>
    <meta:editing-duration>PT16M54S</meta:editing-duration>
    <meta:generator>LibreOffice/6.3.5.2$Linux_X86_64 LibreOffice_project/30$Build-2</meta:generator>
    <meta:document-statistic meta:table-count="1" meta:image-count="1" meta:object-count="0" meta:page-count="1" meta:paragraph-count="15" meta:word-count="55" meta:character-count="539" meta:non-whitespace-character-count="495"/>
    <meta:user-defined meta:name="AppVersion">16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